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534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center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draw:textarea-horizontal-align="left"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/>
    </style:style>
    <style:style style:name="T1" style:family="text">
      <style:text-properties fo:font-size="42pt" fo:font-weight="normal" style:font-size-asian="42pt" style:font-weight-asian="normal" style:font-size-complex="42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2.5cm" presentation:class="subtitle" presentation:user-transformed="true">
          <draw:text-box>
            <text:p>API Fuzz Testing Framework for Finance &amp; Retail</text:p>
            <text:p/>
            <text:p>Technology: Python, Flask, Requests <text:s/></text:p>
            <text:p>Domain: Cybersecurity / Ethical Hacking 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3cm" presentation:class="title" presentation:user-transformed="true">
          <draw:text-box>
            <text:list text:style-name="L2">
              <text:list-header>
                <text:p text:style-name="P2"><text:span text:style-name="T1">Slide 2: Introduction</text:span>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2">• APIs are widely used in modern applications <text:s/></text:span></text:p>
            <text:p text:style-name="P4"><text:span text:style-name="T2">• Improper input handling leads to vulnerabilities <text:s/></text:span></text:p>
            <text:p text:style-name="P4"><text:span text:style-name="T2">• Fuzz testing helps identify such issues <text:s/></text:span></text:p>
            <text:p text:style-name="P4"><text:span text:style-name="T2">• This project builds an automated API testing tool </text:span><text:span text:style-name="T3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Problem stat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4">• APIs often lack proper input validation <text:s/></text:span></text:p>
            <text:p text:style-name="P4"><text:span text:style-name="T4">• Logic flaws can allow unintended behavior <text:s/></text:span></text:p>
            <text:p text:style-name="P4"><text:span text:style-name="T4">• Manual testing is time-consuming <text:s/></text:span></text:p>
            <text:p text:style-name="P4"><text:span text:style-name="T4">• Need automated solution to detect vulnerabilities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5"/></text:p>
              </text:list-header>
            </text:list>
            <text:p text:style-name="P5"><text:span text:style-name="T6">• Develop API fuzzer using Python <text:s/></text:span></text:p>
            <text:p text:style-name="P5"><text:span text:style-name="T6">• Test Finance and Retail APIs <text:s/></text:span></text:p>
            <text:p text:style-name="P5"><text:span text:style-name="T6">• Detect:</text:span></text:p>
            <text:p text:style-name="P5"><text:span text:style-name="T6"><text:s text:c="2"/>- Input validation issues <text:s/></text:span></text:p>
            <text:p text:style-name="P5"><text:span text:style-name="T6"><text:s text:c="2"/>- Logic flaws <text:s/></text:span></text:p>
            <text:p text:style-name="P5"><text:span text:style-name="T6"><text:s text:c="2"/>- Injection patterns <text:s/></text:span></text:p>
            <text:p text:style-name="P5"><text:span text:style-name="T6">• Log and analyze results <text:s/></text:span></text:p>
            <text:list text:continue-numbering="true" text:style-name="L2">
              <text:list-header>
                <text:p text:style-name="P4"><text:span text:style-name="T3"/></text:p>
              </text:list-header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7"><text:s text:c="22"/>objectiv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System overview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6">• CLI-based security testing tool <text:s/></text:span></text:p>
            <text:p text:style-name="P4"><text:span text:style-name="T6">• Generates payloads automatically <text:s/></text:span></text:p>
            <text:p text:style-name="P4"><text:span text:style-name="T6">• Sends requests to API <text:s/></text:span></text:p>
            <text:p text:style-name="P4"><text:span text:style-name="T6">• Analyzes response <text:s/></text:span></text:p>
            <text:p text:style-name="P4"><text:span text:style-name="T6">• Logs results in CSV <text:s/></text:span></text:p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rchite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6">User → Fuzzer → API → Analyzer → Logger</text:span></text:p>
              </text:list-header>
            </text:list>
            <text:p text:style-name="P4"><text:span text:style-name="T6"/></text:p>
            <text:p text:style-name="P4"><text:span text:style-name="T6">• Fuzzer sends payloads <text:s/></text:span></text:p>
            <text:p text:style-name="P4"><text:span text:style-name="T6">• API processes input <text:s/></text:span></text:p>
            <text:p text:style-name="P4"><text:span text:style-name="T6">• Analyzer detects issues <text:s/></text:span></text:p>
            <text:p text:style-name="P4"><text:span text:style-name="T6">• Logger stores results <text:s/></text:span></text:p>
            <text:list text:continue-numbering="true" text:style-name="L2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2">• Payload Generator</text:span></text:p>
            <text:p text:style-name="P4"><text:span text:style-name="T2">• Fuzzer (HTTP Requests)</text:span></text:p>
            <text:p text:style-name="P4"><text:span text:style-name="T2">• API Server (Flask)</text:span></text:p>
            <text:p text:style-name="P4"><text:span text:style-name="T2">• Analyzer (Detection Logic)</text:span></text:p>
            <text:p text:style-name="P4"><text:span text:style-name="T2">• Logger (CSV Storage)</text:span></text:p>
            <text:list text:style-name="L2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12.6cm" svg:height="2.629cm" svg:x="1.4cm" svg:y="0.628cm" presentation:class="title" presentation:user-transformed="true">
          <draw:text-box>
            <text:p>Finance API</text:p>
          </draw:text-box>
        </draw:frame>
        <draw:frame presentation:style-name="pr4" draw:layer="layout" svg:width="14.1cm" svg:height="9.134cm" svg:x="1.4cm" svg:y="3.685cm" presentation:class="outline" presentation:user-transformed="true">
          <draw:text-box>
            <text:p text:style-name="P4"><text:span text:style-name="T6">Endpoint: /transfer <text:s/></text:span></text:p>
            <text:p text:style-name="P4"><text:span text:style-name="T6">Method: POST <text:s/></text:span></text:p>
            <text:p text:style-name="P4"><text:span text:style-name="T6"/></text:p>
            <text:p text:style-name="P4"><text:span text:style-name="T6">Inputs:</text:span></text:p>
            <text:p text:style-name="P4"><text:span text:style-name="T6">• account_id <text:s/></text:span></text:p>
            <text:p text:style-name="P4"><text:span text:style-name="T6">• amount <text:s/></text:span></text:p>
            <text:p text:style-name="P4"><text:span text:style-name="T6"/></text:p>
            <text:p text:style-name="P4"><text:span text:style-name="T6">Tested Cases:</text:span></text:p>
            <text:p text:style-name="P4"><text:span text:style-name="T6">• Negative amount <text:s/></text:span></text:p>
            <text:p text:style-name="P4"><text:span text:style-name="T6">• Large amount <text:s/></text:span></text:p>
            <text:p text:style-name="P4"><text:span text:style-name="T6">• Injection patterns <text:s/></text:span></text:p>
            <text:list text:style-name="L2">
              <text:list-header>
                <text:p text:style-name="P4"><text:span text:style-name="T3"/></text:p>
              </text:list-header>
            </text:list>
          </draw:text-box>
        </draw:frame>
        <draw:frame draw:style-name="gr2" draw:text-style-name="P6" draw:layer="layout" svg:width="6.16cm" svg:height="8.784cm" svg:x="17.84cm" svg:y="3.716cm">
          <draw:text-box>
            <text:p>Endpoint: /order <text:s/></text:p>
            <text:p>Method: POST <text:s/></text:p>
            <text:p/>
            <text:p>Inputs:</text:p>
            <text:p>• product_id <text:s/></text:p>
            <text:p>• quantity <text:s/></text:p>
            <text:p/>
            <text:p>Tested Cases:</text:p>
            <text:p>• Negative quantity <text:s/></text:p>
            <text:p>• Bulk orders <text:s/></text:p>
            <text:p>• IDOR-like access <text:s/></text:p>
            <text:p>• Injection patterns <text:s/></text:p>
          </draw:text-box>
        </draw:frame>
        <draw:frame presentation:style-name="pr5" draw:layer="layout" svg:width="12.6cm" svg:height="2.629cm" svg:x="15cm" svg:y="0.5cm" presentation:class="title" presentation:user-transformed="true">
          <draw:text-box>
            <text:p>Retail API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ayload 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6">• Long strings <text:s/></text:span></text:p>
            <text:p text:style-name="P4"><text:span text:style-name="T6">• Special characters <text:s/></text:span></text:p>
            <text:p text:style-name="P4"><text:span text:style-name="T6">• SQL Injection patterns <text:s/></text:span></text:p>
            <text:p text:style-name="P4"><text:span text:style-name="T6">• Script injection <text:s/></text:span></text:p>
            <text:p text:style-name="P4"><text:span text:style-name="T6">• Numeric edge cases <text:s/></text:span></text:p>
            <text:p text:style-name="P4"><text:span text:style-name="T6">• Random payloads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esults and findings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6">Detected Vulnerabilities:</text:span></text:p>
            <text:p text:style-name="P4"><text:span text:style-name="T6"/></text:p>
            <text:p text:style-name="P4"><text:span text:style-name="T6">• Logic Flaws (Negative values accepted)</text:span></text:p>
            <text:p text:style-name="P4"><text:span text:style-name="T6">• Missing Limit Validation</text:span></text:p>
            <text:p text:style-name="P4"><text:span text:style-name="T6">• Injection Attempts</text:span></text:p>
            <text:p text:style-name="P4"><text:span text:style-name="T6">• XSS-like Payloads</text:span></text:p>
            <text:p text:style-name="P4"><text:span text:style-name="T6">• Unauthorized Access (IDOR)</text:span></text:p>
            <text:p text:style-name="P4"><text:span text:style-name="T6">• Input Validation Issues</text:span></text:p>
            <text:list text:style-name="L2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Sample output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6">Example Results:</text:span></text:p>
            <text:p text:style-name="P4"><text:span text:style-name="T6"/></text:p>
            <text:p text:style-name="P4"><text:span text:style-name="T6">• Logic Flaw: Negative Amount Accepted <text:s/></text:span></text:p>
            <text:p text:style-name="P4"><text:span text:style-name="T6">• Missing Limit Validation <text:s/></text:span></text:p>
            <text:p text:style-name="P4"><text:span text:style-name="T6">• Injection Attempt Detected <text:s/></text:span></text:p>
            <text:p text:style-name="P4"><text:span text:style-name="T6">• XSS-like Payload Detected <text:s/></text:span></text:p>
            <text:p text:style-name="P4"><text:span text:style-name="T6">• Potential IDOR <text:s/></text:span></text:p>
            <text:list text:style-name="L2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Non functiona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6">• Performance: Fast payload execution <text:s/></text:span></text:p>
            <text:p text:style-name="P4"><text:span text:style-name="T6">• Security: Safe testing environment <text:s/></text:span></text:p>
            <text:p text:style-name="P4"><text:span text:style-name="T6">• Usability: Simple CLI interface <text:s/></text:span></text:p>
            <text:p text:style-name="P4"><text:span text:style-name="T6">• Reliability: Error handling implemented <text:s/></text:span></text:p>
            <text:p text:style-name="P4"><text:span text:style-name="T6">• Scalability: Modular design <text:s/></text:span></text:p>
            <text:list text:style-name="L2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6">• Successfully developed API fuzz testing tool <text:s/></text:span></text:p>
            <text:p text:style-name="P4"><text:span text:style-name="T6">• Detected multiple vulnerabilities <text:s/></text:span></text:p>
            <text:p text:style-name="P4"><text:span text:style-name="T6">• Demonstrated real-world security testing <text:s/></text:span></text:p>
            <text:p text:style-name="P4"><text:span text:style-name="T6">• Useful for developers and security analysts <text:s/></text:span></text:p>
            <text:list text:style-name="L2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uture sco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6">• Add authentication testing <text:s/></text:span></text:p>
              </text:list-item>
              <text:list-item>
                <text:p text:style-name="P4"><text:span text:style-name="T6">• Support multiple APIs simultaneously <text:s/></text:span></text:p>
              </text:list-item>
              <text:list-item>
                <text:p text:style-name="P4"><text:span text:style-name="T6">• Integrate with CI/CD pipelines <text:s/></text:span></text:p>
              </text:list-item>
              <text:list-item>
                <text:p text:style-name="P4"><text:span text:style-name="T6">• Add GUI dashboard <text:s/></text:span></text:p>
              </text:list-item>
              <text:list-item>
                <text:p text:style-name="P4"><text:span text:style-name="T6">• Use AI-based payload generation <text:s/>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7T21:36:30.003348400</meta:creation-date>
    <dc:date>2026-04-28T13:31:34.244454500</dc:date>
    <meta:editing-duration>PT4M24S</meta:editing-duration>
    <meta:editing-cycles>2</meta:editing-cycles>
    <meta:generator>LibreOffice/25.8.5.2$Windows_X86_64 LibreOffice_project/9c8b85f387cc00a89945a79c9e6239f32e450ac2</meta:generator>
    <meta:document-statistic meta:object-count="78"/>
  </office:meta>
</office:document-meta>
</file>